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Q:<text:s/>Wat is je eerste indruk van de website?<text:line-break/>A: “super goed”</text:p>
      <text:p text:style-name="Standaard">Q:<text:s/>Hoe gemakkelijk was het om door de website te navigeren?<text:line-break/>A: “erg gemakkelijk, je hebt een duidelijke navigatiebar”</text:p>
      <text:p text:style-name="Standaard">Q:<text:s/>Wat vind je van de kwaliteit en relevantie van de content op de website?<text:line-break/>A: “Ik vind de content duidelijk en goed geconstrueerd”</text:p>
      <text:p text:style-name="Standaard">Q:<text:s/>Hoe effectief is het visuele aspect van de website?<text:line-break/>A: “heel effectief, vooral de tijdlijn met bijpassende foto’s”</text:p>
      <text:p text:style-name="Standaard">Q:<text:s/>Zijn alle functies van de website goed toegankelijk en werken ze zoals verwacht?<text:line-break/>A: “ja”</text:p>
      <text:p text:style-name="Standaard">Q:<text:s/>Zijn de actieknoppen en aanwijzingen duidelijk?<text:line-break/>A: “absoluut”</text:p>
      <text:p text:style-name="Standaard">Q:<text:s/>Is de stijl en toon van de website in lijn met het beoogde imago?<text:line-break/>A: “zeker weten”</text:p>
      <text:p text:style-name="Standaard">Q:<text:s/>Hoe is de toegankelijkheid voor gebruikers met beperkingen, zoals visuele of motorische beperkingen?<text:line-break/>A: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iden Dorchain</meta:initial-creator>
    <dc:creator>jaiden dorchain</dc:creator>
    <meta:creation-date>2023-11-03T09:28:00Z</meta:creation-date>
    <dc:date>2023-11-03T10:20:00Z</dc:date>
    <meta:template xlink:href="Normal" xlink:type="simple"/>
    <meta:editing-cycles>1</meta:editing-cycles>
    <meta:editing-duration>PT3060S</meta:editing-duration>
    <meta:document-statistic meta:page-count="1" meta:paragraph-count="1" meta:word-count="119" meta:character-count="777" meta:row-count="5" meta:non-whitespace-character-count="659"/>
  </office:meta>
</office:document-meta>
</file>